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strument Serif" svg:font-family="'Instrument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style:font-name="Instrument Serif" officeooo:rsid="000729ca" officeooo:paragraph-rsid="000729ca"/>
    </style:style>
    <style:style style:name="P2" style:family="paragraph" style:parent-style-name="Standard">
      <style:text-properties style:font-name="Instrument Serif" officeooo:rsid="0009bbd5" officeooo:paragraph-rsid="000b050d"/>
    </style:style>
    <style:style style:name="P3" style:family="paragraph" style:parent-style-name="Standard">
      <style:text-properties style:font-name="Instrument Serif" officeooo:rsid="000b1ab0" officeooo:paragraph-rsid="000b1ab0"/>
    </style:style>
    <style:style style:name="P4" style:family="paragraph" style:parent-style-name="Standard">
      <style:text-properties style:font-name="Instrument Serif" officeooo:rsid="0009bbd5" officeooo:paragraph-rsid="0009bbd5"/>
    </style:style>
    <style:style style:name="T1" style:family="text">
      <style:text-properties officeooo:rsid="0007eb0d"/>
    </style:style>
    <style:style style:name="T2" style:family="text">
      <style:text-properties officeooo:rsid="000a2c41"/>
    </style:style>
    <style:style style:name="T3" style:family="text">
      <style:text-properties officeooo:rsid="000b1ab0"/>
    </style:style>
    <style:style style:name="T4" style:family="text">
      <style:text-properties officeooo:rsid="000abae2"/>
    </style:style>
    <style:style style:name="T5" style:family="text">
      <style:text-properties officeooo:rsid="000b050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ergy Secretary Chris Write,</text:p>
      <text:p text:style-name="P1"/>
      <text:p text:style-name="P1">A secretary is someone who can keep a secret. An assistant is someone you can ride on. Homo sapiens <text:span text:style-name="T1">are tool making socializing plotting planning stalking super predators. Americans have the best national culture.</text:span></text:p>
      <text:p text:style-name="P1"/>
      <text:p text:style-name="P2">All I know about you at the present moment is from, wikipedia 1324348877, <text:span text:style-name="T2">I am not a yes man, but </text:span><text:span text:style-name="T3">Sir, yes Sir, </text:span><text:span text:style-name="T2">I am going to have to agree with you on every point </text:span><text:span text:style-name="T3">in fact and style</text:span><text:span text:style-name="T2">, with </text:span><text:span text:style-name="T3">the following </text:span><text:span text:style-name="T2">comment. It may well be that without all of the subterranean gases </text:span><text:span text:style-name="T4">liberated </text:span><text:span text:style-name="T2">since industrialization, AL052025 </text:span><text:span text:style-name="T3">could </text:span><text:span text:style-name="T4">have been less organiz</text:span><text:span text:style-name="T5">ed in its work</text:span><text:span text:style-name="T4">, more landfalling like AL132025. The great red spot of Jupiter has been stable for longer than our Republic.</text:span></text:p>
      <text:p text:style-name="P2"/>
      <text:p text:style-name="P3">David Richards</text:p>
      <text:p text:style-name="P2"/>
      <text:p text:style-name="P2"/>
      <text:p text:style-name="P2"/>
      <text:p text:style-name="P2"/>
      <text:p text:style-name="P4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Instrument Serif" svg:font-family="'Instrument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Source Han Serif SC" style:font-family-asian="'Source Han Serif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30T10:10:53.833728179</meta:creation-date>
    <dc:title>template</dc:title>
    <meta:editing-duration>PT10M17S</meta:editing-duration>
    <meta:editing-cycles>3</meta:editing-cycles>
    <meta:generator>LibreOffice/25.8.2.2$Linux_X86_64 LibreOffice_project/580$Build-2</meta:generator>
    <dc:date>2025-11-30T11:32:28.580010986</dc:date>
    <meta:print-date>2025-11-30T11:31:51.965951664</meta:print-date>
    <meta:printed-by>PDF files</meta:printed-by>
    <meta:document-statistic meta:table-count="0" meta:image-count="0" meta:object-count="0" meta:page-count="1" meta:paragraph-count="4" meta:word-count="124" meta:character-count="720" meta:non-whitespace-character-count="600"/>
    <meta:template xlink:type="simple" xlink:actuate="onRequest" xlink:title="template" xlink:href="../../../../../.config/libreoffice/4/user/template/template.ott" meta:date="2025-11-30T10:10:53.082038372"/>
  </office:meta>
</office:document-meta>
</file>